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EachTag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EachTag.setEnd( String end_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EachTag.doStartTag( String namespaceURI , String localName , String q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Each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EachTag.evaluateExpress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rEachTag.setItems( String items_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Tag.ForEach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EachTag.setBegin( String begin_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EachTag.setStep( String step_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